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I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egmentation of colored retina images to obtain maximum accuracy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ion of abronmalities in blood vessels.</text:p>
              </text:list-item>
              <text:list-item>
                <text:p>Diagnosis of few diseases at early state.</text:p>
              </text:list-item>
              <text:list-item>
                <text:p>e.g., Diabetic retinopathy, hemorrhage,macular degeneration,stroke,heart alignments, hypertensions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code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 imag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uter-aided diagnosis leads to less possibility of errors.</text:p>
              </text:list-item>
              <text:list-item>
                <text:p>Cost-effective imaging and image analysis for wide scale ophthalmic and systemic disease detection in a population screening setting</text:p>
              </text:list-item>
              <text:list-item>
                <text:p>minimizing subjectivity and eliminating a painstaking, tedious tas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uracy calcu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 TP = true positive, FN=Flase negative</text:p>
                <text:p><text:s text:c="6"/>FP=flase positive <text:s/>TN=True Negative.</text:p>
              </text:list-item>
              <text:list-item>
                <text:p>Se = TP/(TP+FN)</text:p>
              </text:list-item>
              <text:list-item>
                <text:p>Sp = TN/(TN+FP)</text:p>
              </text:list-item>
              <text:list-item>
                <text:p>Acc =( TP+TN)/(TP+FN+TN+FP)</text:p>
              </text:list-item>
              <text:list-item>
                <text:p>We have achieved --.-% accuracy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8:47:34.422883502</meta:creation-date>
    <dc:date>2018-03-07T16:43:33.046967759</dc:date>
    <meta:editing-duration>PT34M1S</meta:editing-duration>
    <meta:editing-cycles>6</meta:editing-cycles>
    <meta:generator>LibreOffice/5.1.6.2$Linux_X86_64 LibreOffice_project/10m0$Build-2</meta:generator>
    <meta:document-statistic meta:object-count="45"/>
  </office:meta>
</office:document-meta>
</file>